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space" svg:font-family="monospace,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style:font-name="Times New Roman"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rent Gaither</text:p>
      <text:p text:style-name="Standard">On your own chapter 5</text:p>
      <text:p text:style-name="Standard">1. Using a training set to create a substitution matrix enables the amino acid alignment to be more specific to the protein. In the matrix I created with the E. Coli training set there showed a decrease in similarity than the other generalized substitution matrices. This is due to the fact that the training set substitution matrix is using real data to calculate the differences and probability of amino acids being switched out rather than generalizations about size or hydrophobicity. <text:s/>Sequences that are not as closely related, E. coli a<text:span text:style-name="T2">nd </text:span><text:span text:style-name="T1">Salmonella enterica, showed a higher match percentage when aligned using my created substitution matrix. This is most likely due to the fact that the alignment is based only on E. coli and other gram negative organisms which would exhibit a closer relation of missense mutations than a general substitution matrix.</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space" svg:font-family="monospace,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nt Gaither</meta:initial-creator>
    <meta:creation-date>2015-02-04T18:11:37</meta:creation-date>
    <dc:date>2015-02-04T21:24:08</dc:date>
    <dc:creator>Brent Gaither</dc:creator>
    <meta:editing-duration>PT3H12M31S</meta:editing-duration>
    <meta:editing-cycles>3</meta:editing-cycles>
    <meta:generator>OpenOffice.org/3.4$Unix OpenOffice.org_project/340m1$Build-9590</meta:generator>
    <meta:document-statistic meta:table-count="0" meta:image-count="0" meta:object-count="0" meta:page-count="1" meta:paragraph-count="3" meta:word-count="147" meta:character-count="893"/>
  </office:meta>
</office:document-meta>
</file>